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FA000002289DCBB709.png" manifest:media-type="image/png"/>
  <manifest:file-entry manifest:full-path="Pictures/100002010000052500000291E4FD722D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35500" officeooo:paragraph-rsid="000355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m1" text:anchor-type="paragraph" svg:x="0cm" svg:y="0.926cm" svg:width="17cm" svg:height="8.481cm" draw:z-index="0"><draw:image xlink:href="Pictures/100002010000052500000291E4FD722D.png" xlink:type="simple" xlink:show="embed" xlink:actuate="onLoad"/></draw:frame>Não altera quantidade</text:p>
      <text:p text:style-name="Standard"/>
      <text:p text:style-name="P1">Não alterou quantidade no SAP</text:p>
      <text:p text:style-name="Standard"><draw:frame draw:style-name="fr2" draw:name="Imagem2" text:anchor-type="paragraph" svg:width="17cm" svg:height="9.218cm" draw:z-index="1"><draw:image xlink:href="Pictures/10000201000003FA000002289DCBB70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6:18:04.434000000</meta:creation-date>
    <dc:date>2018-03-26T16:21:20.641000000</dc:date>
    <meta:editing-duration>P0D</meta:editing-duration>
    <meta:editing-cycles>1</meta:editing-cycles>
    <meta:document-statistic meta:table-count="0" meta:image-count="2" meta:object-count="0" meta:page-count="1" meta:paragraph-count="2" meta:word-count="8" meta:character-count="50" meta:non-whitespace-character-count="44"/>
    <meta:generator>LibreOffice/4.2.5.2$Windows_x86 LibreOffice_project/6ff819b65674ae6c83f3cbab9e4a4c2b292a7a94</meta:generator>
  </office:meta>
</office:document-meta>
</file>